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fo:font-weight="bold" officeooo:paragraph-rsid="0009f80f" style:font-weight-asian="bol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ab1a0" officeooo:paragraph-rsid="000ab1a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ca61a"/>
    </style:style>
    <style:style style:name="P5" style:family="paragraph" style:parent-style-name="Standard">
      <style:paragraph-properties fo:text-align="center" style:justify-single-word="false"/>
      <style:text-properties officeooo:paragraph-rsid="000df759"/>
    </style:style>
    <style:style style:name="P6" style:family="paragraph" style:parent-style-name="Standard">
      <style:text-properties officeooo:paragraph-rsid="000df759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paragraph-rsid="000df759"/>
    </style:style>
    <style:style style:name="P8" style:family="paragraph" style:parent-style-name="Standard" style:master-page-name="Standard">
      <style:paragraph-properties fo:line-height="100%" fo:text-align="end" style:justify-single-word="false" style:page-number="auto"/>
      <style:text-properties fo:font-weight="bold" officeooo:paragraph-rsid="0009f80f" style:font-weight-asian="bold"/>
    </style:style>
    <style:style style:name="T1" style:family="text">
      <style:text-properties fo:color="#00000a" style:font-name="Arial" fo:font-size="13pt" officeooo:rsid="00095246" fo:background-color="#ffffff" loext:char-shading-value="0" style:font-name-asian="Arial2" style:font-size-asian="13pt" style:font-name-complex="Arial2" style:font-weight-complex="bold"/>
    </style:style>
    <style:style style:name="T2" style:family="text">
      <style:text-properties fo:color="#00000a" style:font-name="Nimbus Sans L" fo:font-size="16pt" fo:background-color="#ffffff" loext:char-shading-value="0" style:font-name-asian="Nimbus Sans L1" style:font-size-asian="16pt" style:font-name-complex="Nimbus Sans L1"/>
    </style:style>
    <style:style style:name="T3" style:family="text">
      <style:text-properties fo:color="#00000a" style:font-name="Nimbus Sans L" fo:font-size="16pt" officeooo:rsid="00095246" fo:background-color="#ffffff" loext:char-shading-value="0" style:font-name-asian="Nimbus Sans L1" style:font-size-asian="16pt" style:font-name-complex="Nimbus Sans L1"/>
    </style:style>
    <style:style style:name="T4" style:family="text">
      <style:text-properties style:font-name="Arial1" fo:font-size="10pt" fo:font-style="italic" officeooo:rsid="000bc6cd" style:font-size-asian="10pt" style:font-style-asian="italic" style:font-size-complex="10pt" style:font-style-complex="italic"/>
    </style:style>
    <style:style style:name="T5" style:family="text">
      <style:text-properties style:font-name="Arial1" fo:font-size="10pt" fo:font-style="italic" officeooo:rsid="000ca61a" style:font-size-asian="10pt" style:font-style-asian="italic" style:font-size-complex="10pt" style:font-style-complex="italic"/>
    </style:style>
    <style:style style:name="T6" style:family="text">
      <style:text-properties style:font-name="Arial1" fo:font-size="10pt" fo:font-style="italic" officeooo:rsid="000df759" style:font-size-asian="10pt" style:font-style-asian="italic" style:font-size-complex="10pt" style:font-style-complex="italic"/>
    </style:style>
    <style:style style:name="T7" style:family="text">
      <style:text-properties style:font-name="Arial1" fo:font-size="10pt" fo:font-style="italic" style:text-underline-style="solid" style:text-underline-width="auto" style:text-underline-color="font-color" officeooo:rsid="000ca61a" style:font-size-asian="10pt" style:font-style-asian="italic" style:font-size-complex="10pt" style:font-style-complex="italic"/>
    </style:style>
    <style:style style:name="T8" style:family="text">
      <style:text-properties style:font-name="Arial1" fo:font-size="10pt" fo:font-style="italic" style:text-underline-style="solid" style:text-underline-width="auto" style:text-underline-color="font-color" officeooo:rsid="000bc6cd" style:font-size-asian="10pt" style:font-style-asian="italic" style:font-size-complex="10pt" style:font-style-complex="italic"/>
    </style:style>
    <style:style style:name="T9" style:family="text">
      <style:text-properties style:font-name="Arial1" fo:font-size="10pt" officeooo:rsid="000ca61a" style:font-size-asian="10pt" style:font-size-complex="10pt"/>
    </style:style>
    <style:style style:name="T10" style:family="text">
      <style:text-properties style:font-name="Arial1" officeooo:rsid="000ca61a"/>
    </style:style>
    <style:style style:name="T11" style:family="text">
      <style:text-properties officeooo:rsid="000ca61a"/>
    </style:style>
    <style:style style:name="T12" style:family="text">
      <style:text-properties officeooo:rsid="000ea929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Capítulo </text:span><text:span text:style-name="T3">4</text:span></text:p>
      <text:p text:style-name="P1"><text:span text:style-name="T1">RESULTADOS OBTIDOS</text:span></text:p>
      <text:p text:style-name="P2"><text:tab/>Com base nas pesquisa<text:span text:style-name="T12">s</text:span> realiza<text:span text:style-name="T12">das</text:span> com os seis integrantes da empresa livraria Dom Casmurro, obteve-se as seguintes informações:</text:p>
      <text:p text:style-name="Standard"/>
      <text:p text:style-name="P3"><draw:frame draw:style-name="fr1" text:anchor-type="as-char" svg:width="15.642cm" svg:height="7.334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5">Gráfico </text:span><text:span text:style-name="T4">1 – Pesquisa feita com </text:span><text:span text:style-name="T5">seis</text:span><text:span text:style-name="T4"> integrantes / 2 Não e 4 Sim</text:span></text:p>
      <text:p text:style-name="P3"/>
      <text:p text:style-name="Standard"><draw:frame draw:style-name="fr1" text:anchor-type="as-char" svg:width="15.797cm" svg:height="8.123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span text:style-name="T5">Gráfico 2</text:span><text:span text:style-name="T4"> – Pesquisa feita com </text:span><text:span text:style-name="T5">seis</text:span><text:span text:style-name="T4"> integrantes / </text:span><text:span text:style-name="T5">1</text:span><text:span text:style-name="T4"> Não e </text:span><text:span text:style-name="T5">5</text:span><text:span text:style-name="T4"> Sim</text:span></text:p>
      <text:p text:style-name="P6"><text:soft-page-break/><draw:frame draw:style-name="fr1" text:anchor-type="as-char" svg:width="14.635cm" svg:height="8.244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5"><text:span text:style-name="T5">Gráfico </text:span><text:span text:style-name="T6">3</text:span><text:span text:style-name="T4"> – Pesquisa feita com </text:span><text:span text:style-name="T5">seis</text:span><text:span text:style-name="T4"> integrantes / </text:span><text:span text:style-name="T6">1</text:span><text:span text:style-name="T4"> Não e </text:span><text:span text:style-name="T6">5</text:span><text:span text:style-name="T4"> Sim</text:span></text:p>
      <text:p text:style-name="Standard"/>
      <text:p text:style-name="Standard"><draw:frame draw:style-name="fr1" text:anchor-type="as-char" svg:width="14.633cm" svg:height="8.043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7"><text:span text:style-name="T5">Gráfico </text:span><text:span text:style-name="T6">4</text:span><text:span text:style-name="T4"> – Pesquisa feita com </text:span><text:span text:style-name="T5">seis</text:span><text:span text:style-name="T4"> integrantes / 2 Não e 4 Sim</text:span></text:p>
      <text:p text:style-name="Standard"/>
      <text:p text:style-name="Standard"><text:soft-page-break/><draw:frame draw:style-name="fr1" text:anchor-type="as-char" svg:width="15cm" svg:height="8.751cm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text:span text:style-name="T5">Gráfico </text:span><text:span text:style-name="T6">5</text:span><text:span text:style-name="T4"> – Pesquisa feita com </text:span><text:span text:style-name="T5">seis</text:span><text:span text:style-name="T4"> integrantes / </text:span><text:span text:style-name="T6">1</text:span><text:span text:style-name="T4"> Não e </text:span><text:span text:style-name="T6">5</text:span><text:span text:style-name="T4"> Si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293</meta:initial-creator>
    <dc:creator>Larissa Gonçalves</dc:creator>
    <meta:editing-cycles>7</meta:editing-cycles>
    <meta:creation-date>2015-04-09T23:02:00</meta:creation-date>
    <dc:date>2015-04-09T21:17:10.107641155</dc:date>
    <meta:editing-duration>PT8M32S</meta:editing-duration>
    <meta:generator>LibreOffice/4.2.7.2$Linux_x86 LibreOffice_project/420m0$Build-2</meta:generator>
    <meta:document-statistic meta:table-count="0" meta:image-count="0" meta:object-count="5" meta:page-count="3" meta:paragraph-count="12" meta:word-count="87" meta:character-count="471" meta:non-whitespace-character-count="3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label-position="top-left"/>
      <style:graphic-properties draw:fill-color="#ab4744"/>
    </style:style>
    <style:style style:name="ch9" style:family="chart">
      <style:chart-properties chart:solid-type="cuboid" chart:label-position="bottom-right"/>
      <style:graphic-properties draw:fill-color="#d0949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641cm" svg:height="7.333cm" xlink:href="." xlink:type="simple" chart:class="chart:circle" chart:style-name="ch1">
        <chart:title svg:x="3.75cm" svg:y="0.281cm" chart:style-name="ch2">
          <text:p>O sistema é confiavel?</text:p>
        </chart:title>
        <chart:legend chart:legend-position="top" svg:x="6.6cm" svg:y="1.616cm" style:legend-expansion="wide" chart:style-name="ch3"/>
        <chart:plot-area chart:style-name="ch4" chart:data-source-has-labels="both" svg:x="0.312cm" svg:y="2.414cm" svg:width="15.017cm" svg:height="4.773cm">
          <chartooo:coordinate-region svg:x="5.434cm" svg:y="2.415cm" svg:width="4.772cm" svg:height="4.772cm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uabilidade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ab4744"/>
    </style:style>
    <style:style style:name="ch9" style:family="chart">
      <style:chart-properties chart:solid-type="cuboid" chart:label-position="bottom-right"/>
      <style:graphic-properties draw:fill-color="#d09493"/>
      <style:text-properties style:text-underline-style="solid" style:text-underline-width="auto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999cm" svg:height="8.75cm" xlink:href="." xlink:type="simple" chart:class="chart:circle" chart:style-name="ch1">
        <chart:title svg:x="1.537cm" svg:y="0.31cm" chart:style-name="ch2">
          <text:p>Velocidade de resposta é rápida?</text:p>
        </chart:title>
        <chart:legend chart:legend-position="top" svg:x="6.279cm" svg:y="1.645cm" style:legend-expansion="wide" chart:style-name="ch3"/>
        <chart:plot-area chart:style-name="ch4" chart:data-source-has-labels="both" svg:x="0.299cm" svg:y="2.472cm" svg:width="14.401cm" svg:height="6.103cm">
          <chartooo:coordinate-region svg:x="4.448cm" svg:y="2.473cm" svg:width="6.102cm" svg:height="6.102cm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e de resposta é rápida?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label-position="top"/>
      <style:graphic-properties draw:fill-color="#ab4744"/>
    </style:style>
    <style:style style:name="ch9" style:family="chart">
      <style:chart-properties chart:solid-type="cuboid" chart:label-position="bottom-right"/>
      <style:graphic-properties draw:fill-color="#d0949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797cm" svg:height="8.122cm" xlink:href="." xlink:type="simple" chart:class="chart:circle" chart:style-name="ch1">
        <chart:title svg:x="-0.868cm" svg:y="0.297cm" chart:style-name="ch2">
          <text:p>Não existe dificuldades na utilização do sistema?
</text:p>
        </chart:title>
        <chart:legend chart:legend-position="top" svg:x="4.548cm" svg:y="2.401cm" style:legend-expansion="wide" chart:style-name="ch3"/>
        <chart:plot-area chart:style-name="ch4" chart:data-source-has-labels="both" svg:x="0.315cm" svg:y="3.214cm" svg:width="15.167cm" svg:height="4.746cm">
          <chartooo:coordinate-region svg:x="5.526cm" svg:y="3.215cm" svg:width="4.745cm" svg:height="4.745cm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rança</text:p>
              </table:table-cell>
            </table:table-row>
          </table:table-header-rows>
          <table:table-rows>
            <table:table-row>
              <table:table-cell office:value-type="string">
                <text:p>Acham seguro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Não acham seguro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ab4744"/>
    </style:style>
    <style:style style:name="ch9" style:family="chart">
      <style:chart-properties chart:solid-type="cuboid"/>
      <style:graphic-properties draw:fill-color="#d0949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634cm" svg:height="8.244cm" xlink:href="." xlink:type="simple" chart:class="chart:circle" chart:style-name="ch1">
        <chart:title svg:x="-0.867cm" svg:y="0.299cm" chart:style-name="ch2">
          <text:p>Sistema comunica claramente com o usuário?</text:p>
        </chart:title>
        <chart:legend chart:legend-position="top" svg:x="6.097cm" svg:y="1.635cm" style:legend-expansion="wide" chart:style-name="ch3"/>
        <chart:plot-area chart:style-name="ch4" chart:data-source-has-labels="both" svg:x="0.292cm" svg:y="2.45cm" svg:width="14.05cm" svg:height="5.63cm">
          <chartooo:coordinate-region svg:x="4.502cm" svg:y="2.451cm" svg:width="5.629cm" svg:height="5.629cm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stema comunica claramente com o usuário?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ab4744"/>
    </style:style>
    <style:style style:name="ch9" style:family="chart">
      <style:chart-properties chart:solid-type="cuboid"/>
      <style:graphic-properties draw:fill-color="#d0949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632cm" svg:height="8.043cm" xlink:href="." xlink:type="simple" chart:class="chart:circle" chart:style-name="ch1">
        <chart:title svg:x="1.156cm" svg:y="0.295cm" chart:style-name="ch2">
          <text:p>O uso do software foi satisfatório?</text:p>
        </chart:title>
        <chart:legend chart:legend-position="top" svg:x="6.096cm" svg:y="1.63cm" style:legend-expansion="wide" chart:style-name="ch3"/>
        <chart:plot-area chart:style-name="ch4" chart:data-source-has-labels="both" svg:x="0.292cm" svg:y="2.442cm" svg:width="14.048cm" svg:height="5.441cm">
          <chartooo:coordinate-region svg:x="4.596cm" svg:y="2.443cm" svg:width="5.44cm" svg:height="5.44cm"/>
          <chart:axis chart:dimension="x" chart:name="primary-x" chart:style-name="ch5" chartooo:axis-type="text">
            <chart:categories table:cell-range-address="local-table.$A$2:.$A$3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 uso do spftware foi satisfatório?</text:p>
              </table:table-cell>
            </table:table-row>
          </table:table-header-rows>
          <table:table-rows>
            <table:table-row>
              <table:table-cell office:value-type="string">
                <text:p>Sim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Não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